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8.5cm" table:align="margins"/>
    </style:style>
    <style:style style:name="Tabla1.A" style:family="table-column">
      <style:table-column-properties style:column-width="8.5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8.5cm" table:align="margins"/>
    </style:style>
    <style:style style:name="Tabla2.A" style:family="table-column">
      <style:table-column-properties style:column-width="8.5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erif" fo:font-size="9pt" style:font-size-asian="9pt" style:font-size-complex="9pt"/>
    </style:style>
    <style:style style:name="P3" style:family="paragraph" style:parent-style-name="Standard">
      <style:text-properties style:font-name="Liberation Serif" fo:font-size="10pt" style:font-size-asian="10pt" style:font-size-complex="10pt"/>
    </style:style>
    <style:style style:name="P4" style:family="paragraph" style:parent-style-name="Standard">
      <style:paragraph-properties fo:padding="0cm" fo:border="none"/>
      <style:text-properties fo:font-size="10pt" style:font-size-asian="10pt" style:font-size-complex="10pt"/>
    </style:style>
    <style:style style:name="P5" style:family="paragraph" style:parent-style-name="Standard">
      <style:paragraph-properties fo:padding="0cm" fo:border="none" style:shadow="none"/>
    </style:style>
    <style:style style:name="P6" style:family="paragraph" style:parent-style-name="Standard">
      <style:paragraph-properties fo:padding="0cm" fo:border="none" style:shadow="none"/>
      <style:text-properties style:font-name="Liberation Serif" fo:font-size="9pt" style:text-underline-style="none" style:font-size-asian="9pt" style:font-size-complex="9pt"/>
    </style:style>
    <style:style style:name="P7" style:family="paragraph" style:parent-style-name="Standard">
      <style:paragraph-properties fo:padding="0cm" fo:border="none" style:shadow="none"/>
      <style:text-properties style:font-name="Liberation Serif" fo:font-size="9pt" style:font-size-asian="9pt" style:font-size-complex="9pt"/>
    </style:style>
    <style:style style:name="P8" style:family="paragraph" style:parent-style-name="Standard">
      <style:paragraph-properties fo:padding="0cm" fo:border="none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style:font-name="Liberation Serif" fo:font-size="9pt" style:text-underline-style="none" style:font-size-asian="9pt" style:font-size-complex="9pt"/>
    </style:style>
    <style:style style:name="P11" style:family="paragraph" style:parent-style-name="Standard">
      <style:text-properties style:font-name="Liberation Serif" fo:font-size="9pt" style:font-size-asian="9pt" style:font-size-complex="9pt"/>
    </style:style>
    <style:style style:name="P12" style:family="paragraph" style:parent-style-name="Standard">
      <style:paragraph-properties fo:break-before="column"/>
      <style:text-properties fo:font-size="10pt" style:font-size-asian="10pt" style:font-size-complex="10pt"/>
    </style:style>
    <style:style style:name="T1" style:family="text">
      <style:text-properties style:font-name="Liberation Serif" fo:font-size="9pt" style:font-size-asian="9pt" style:font-size-complex="9pt"/>
    </style:style>
    <style:style style:name="T2" style:family="text">
      <style:text-properties style:font-name="Liberation Serif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[#list listHermanos as hermano] 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">${hermano.string1} ${hermano.string2}</text:p>
            <text:p text:style-name="P7">${hermano.string3}. ${hermano.string4} ${hermano.string5}</text:p>
            <text:p text:style-name="P5"><text:span text:style-name="Source_20_Text"><text:span text:style-name="T1">[#if hermano.string6?has_content]Bloque ${hermano.string6}.[/#if] [#if hermano.string7?has_content]Escalera ${hermano.string7}.[/#if] [#if hermano.string8?has_content]Piso ${hermano.string8}.[/#if] [#if hermano.string9?has_content]Puerta ${hermano.string9}.[/#if]</text:span></text:span></text:p>
            <text:p text:style-name="P5"><text:span text:style-name="Source_20_Text"><text:span text:style-name="T1">${hermano.string10} ${hermano.string11}</text:span></text:span></text:p>
            <text:p text:style-name="P5"><text:span text:style-name="Source_20_Text"><text:span text:style-name="T1">(${hermano.string12})</text:span></text:span></text:p>
          </table:table-cell>
        </table:table-row>
      </table:table>
      <text:p text:style-name="P8"><text:span text:style-name="T2">[/#list]</text:span></text:p>
      <text:p text:style-name="P3"/>
      <text:p text:style-name="P12">[#list listHermanosPares as hermano]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${hermano.string1} ${hermano.string2}</text:p>
            <text:p text:style-name="P2">${hermano.string3}. ${hermano.string4} ${hermano.string5}</text:p>
            <text:p text:style-name="Standard"><text:span text:style-name="Source_20_Text"><text:span text:style-name="T1">[#if hermano.string6?has_content]Bloque ${hermano.string6}.[/#if] [#if hermano.string7?has_content]Escalera ${hermano.string7}.[/#if] [#if hermano.string8?has_content]Piso ${hermano.string8}.[/#if] [#if hermano.string9?has_content]Puerta ${hermano.string9}.[/#if]</text:span></text:span></text:p>
            <text:p text:style-name="Standard"><text:span text:style-name="Source_20_Text"><text:span text:style-name="T1">${hermano.string10} ${hermano.string11}</text:span></text:span></text:p>
            <text:p text:style-name="P9"><text:span text:style-name="Source_20_Text"><text:span text:style-name="T1">(${hermano.string12})</text:span></text:span></text:p>
          </table:table-cell>
        </table:table-row>
      </table:table>
      <text:p text:style-name="Standard"><text:span text:style-name="T2">[/#list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1.247cm" fo:margin-bottom="1.54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tiquetas postal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cruz </meta:initial-creator>
    <meta:creation-date>2014-03-06T10:31:58</meta:creation-date>
    <dc:date>2014-05-19T11:10:00</dc:date>
    <dc:creator>lcruz </dc:creator>
    <meta:editing-duration>PT18M15S</meta:editing-duration>
    <meta:editing-cycles>30</meta:editing-cycles>
    <meta:generator>LibreOffice/3.5$Linux_X86_64 LibreOffice_project/350m1$Build-2</meta:generator>
    <meta:document-statistic meta:table-count="2" meta:image-count="0" meta:object-count="0" meta:page-count="1" meta:paragraph-count="15" meta:word-count="52" meta:character-count="937" meta:non-whitespace-character-count="898"/>
  </office:meta>
</office:document-meta>
</file>